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Footer">
      <style:text-properties style:font-name="DejaVu Math TeX Gyre" fo:font-weight="bold" officeooo:rsid="002c6cda" officeooo:paragraph-rsid="002c6cda" style:font-weight-asian="bold" style:font-weight-complex="bold"/>
    </style:style>
    <style:style style:name="P2" style:family="paragraph" style:parent-style-name="Standard">
      <style:text-properties fo:font-size="32pt" style:font-size-asian="28pt" style:font-size-complex="32pt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160c09"/>
    </style:style>
    <style:style style:name="P5" style:family="paragraph" style:parent-style-name="Standard">
      <style:text-properties fo:color="#000000" loext:opacity="100%" style:font-name="Liberation Serif" fo:font-size="12pt" fo:font-weight="bold" officeooo:rsid="00160c09" officeooo:paragraph-rsid="00160c09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/>
      <style:text-properties fo:color="#000000" loext:opacity="100%" style:font-name="Liberation Serif" fo:font-size="12pt" fo:font-weight="bold" officeooo:rsid="00160c09" officeooo:paragraph-rsid="00160c09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style:font-name="Liberation Serif" fo:font-size="12pt" fo:font-weight="bold" officeooo:rsid="002a8d7c" officeooo:paragraph-rsid="002a8d7c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Liberation Serif" fo:font-size="12pt" fo:font-weight="normal" officeooo:rsid="002a8d7c" officeooo:paragraph-rsid="002a8d7c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style:font-name="Liberation Serif" officeooo:paragraph-rsid="0016fe74"/>
    </style:style>
    <style:style style:name="P10" style:family="paragraph" style:parent-style-name="Standard">
      <style:text-properties fo:color="#000000" loext:opacity="100%" style:font-name="Liberation Serif" officeooo:rsid="001772c4" officeooo:paragraph-rsid="001772c4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normal" officeooo:rsid="0017dac6" officeooo:paragraph-rsid="0017dac6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normal" officeooo:rsid="001bdc92" officeooo:paragraph-rsid="001bdc92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normal" officeooo:rsid="001ebf3d" officeooo:paragraph-rsid="001ebf3d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normal" officeooo:rsid="001f61c3" officeooo:paragraph-rsid="001f61c3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normal" officeooo:rsid="0021d5a5" officeooo:paragraph-rsid="0021d5a5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normal" officeooo:rsid="002495b2" officeooo:paragraph-rsid="002495b2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bold" officeooo:rsid="001983ad" officeooo:paragraph-rsid="001983ad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bold" officeooo:rsid="001a027b" officeooo:paragraph-rsid="001a027b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bold" officeooo:rsid="001ce5af" officeooo:paragraph-rsid="001ce5af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bold" officeooo:rsid="001ebf3d" officeooo:paragraph-rsid="001ebf3d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bold" officeooo:rsid="001f61c3" officeooo:paragraph-rsid="001f61c3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bold" officeooo:rsid="0021a81e" officeooo:paragraph-rsid="0021a81e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bold" officeooo:rsid="0021d5a5" officeooo:paragraph-rsid="0021d5a5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fo:color="#000000" loext:opacity="100%" style:font-name="Liberation Serif" fo:font-weight="bold" officeooo:rsid="002495b2" officeooo:paragraph-rsid="002495b2" style:font-weight-asian="bold" style:font-weight-complex="bold"/>
    </style:style>
    <style:style style:name="P25" style:family="paragraph" style:parent-style-name="Standard">
      <style:text-properties fo:color="#000000" loext:opacity="100%" fo:font-weight="normal" officeooo:paragraph-rsid="0016fe74" style:font-weight-asian="normal" style:font-weight-complex="normal"/>
    </style:style>
    <style:style style:name="P26" style:family="paragraph" style:parent-style-name="Title_20_and_20_Content_7e_LT_7e_Gliederung_20_1">
      <style:paragraph-properties fo:margin-left="0cm" fo:margin-right="0cm" fo:margin-top="0.141cm" fo:margin-bottom="0cm" style:contextual-spacing="false" style:line-height-at-least="0.353cm" fo:text-indent="0cm" style:auto-text-indent="false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itle_20_and_20_Content_7e_LT_7e_Gliederung_20_1">
      <style:paragraph-properties fo:margin-left="0cm" fo:margin-right="0cm" fo:margin-top="0.141cm" fo:margin-bottom="0cm" style:contextual-spacing="false" style:line-height-at-least="0.353cm" fo:text-indent="0cm" style:auto-text-indent="false"/>
      <style:text-properties fo:color="#000000" loext:opacity="100%" style:font-name="Liberation Serif" fo:font-size="12pt" fo:font-weight="normal" officeooo:rsid="0029385e" officeooo:paragraph-rsid="0029385e" style:font-size-asian="12pt" style:font-weight-asian="normal" style:font-size-complex="12pt" style:font-weight-complex="normal"/>
    </style:style>
    <style:style style:name="P28" style:family="paragraph" style:parent-style-name="Title_20_and_20_Content_7e_LT_7e_Gliederung_20_1">
      <style:paragraph-properties fo:margin-left="0cm" fo:margin-right="0cm" fo:margin-top="0.141cm" fo:margin-bottom="0cm" style:contextual-spacing="false" style:line-height-at-least="0.353cm" fo:text-indent="0cm" style:auto-text-indent="false"/>
      <style:text-properties fo:color="#000000" loext:opacity="100%" style:font-name="Liberation Serif" fo:font-size="12pt" fo:font-weight="bold" officeooo:rsid="00277b7c" officeooo:paragraph-rsid="00277b7c" style:font-size-asian="12pt" style:font-weight-asian="bold" style:font-size-complex="12pt" style:font-weight-complex="bold"/>
    </style:style>
    <style:style style:name="P29" style:family="paragraph" style:parent-style-name="Title_20_and_20_Content_7e_LT_7e_Gliederung_20_1">
      <style:paragraph-properties fo:margin-left="0cm" fo:margin-right="0cm" fo:margin-top="0.141cm" fo:margin-bottom="0cm" style:contextual-spacing="false" style:line-height-at-least="0.353cm" fo:text-indent="0cm" style:auto-text-indent="false"/>
      <style:text-properties fo:color="#000000" loext:opacity="100%" style:font-name="Liberation Serif" fo:font-size="12pt" fo:font-weight="bold" officeooo:rsid="0029385e" officeooo:paragraph-rsid="0029385e" style:font-size-asian="12pt" style:font-weight-asian="bold" style:font-size-complex="12pt" style:font-weight-complex="bold"/>
    </style:style>
    <style:style style:name="T1" style:family="text">
      <style:text-properties fo:font-weight="bold" officeooo:rsid="0015c3ce" style:font-weight-asian="bold" style:font-weight-complex="bold"/>
    </style:style>
    <style:style style:name="T2" style:family="text">
      <style:text-properties fo:font-size="12pt" fo:font-weight="bold" officeooo:rsid="00160c09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16fe74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6fe74"/>
    </style:style>
    <style:style style:name="T7" style:family="text">
      <style:text-properties fo:font-weight="normal" officeooo:rsid="0016fe74" style:font-weight-asian="normal" style:font-weight-complex="normal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fo:font-variant="normal" fo:text-transform="none" fo:font-size="12pt" fo:letter-spacing="normal" fo:font-style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19"/><text:span text:style-name="T1">Assignment-4</text:span></text:p>
      <text:p text:style-name="P3"/>
      <text:p text:style-name="P4"><text:span text:style-name="T2">1. </text:span><text:span text:style-name="T5">Explain the connection procedure followed in client server communication</text:span></text:p>
      <text:p text:style-name="P5"/>
      <text:p text:style-name="P5">Soln:-</text:p>
      <text:p text:style-name="P6"/>
      <text:p text:style-name="P6"><text:s text:c="8"/><text:span text:style-name="T7">1.</text:span><text:span text:style-name="T6"> </text:span><text:span text:style-name="T7">Client Initialization</text:span></text:p>
      <text:p text:style-name="P6"><text:span text:style-name="T7"><text:s text:c="8"/>2. Server Initialization</text:span></text:p>
      <text:p text:style-name="P6"><text:span text:style-name="T7"><text:s text:c="8"/>3. Connection Request</text:span></text:p>
      <text:p text:style-name="P6"><text:span text:style-name="T7"><text:s text:c="8"/>4. Server Acceptance</text:span></text:p>
      <text:p text:style-name="P6"><text:span text:style-name="T7"><text:s text:c="8"/>5. Data Exchange</text:span></text:p>
      <text:p text:style-name="P6"><text:span text:style-name="T7"><text:s text:c="8"/>6. Connection Termination</text:span></text:p>
      <text:p text:style-name="P5"><text:span text:style-name="T7"/></text:p>
      <text:p text:style-name="P9"><text:span text:style-name="T3">2. </text:span><text:span text:style-name="T4">What is the use of bind() function in socket programming ?</text:span></text:p>
      <text:p text:style-name="P9"><text:span text:style-name="T4"/></text:p>
      <text:p text:style-name="P10"><text:span text:style-name="T4">Soln:-</text:span></text:p>
      <text:p text:style-name="P10"><text:span text:style-name="T4"/></text:p>
      <text:p text:style-name="P11"><text:span text:style-name="T9">bind() function is used to associate a socket with a specific<text:tab/>network address, such as an IP address and port number. This function is essential for server applications, particulary when they need to listen for incomming connections on specific port.</text:span></text:p>
      <text:p text:style-name="P11"><text:span text:style-name="T9"/></text:p>
      <text:p text:style-name="P17"><text:span text:style-name="T9">3. What is Datagram Socket?</text:span></text:p>
      <text:p text:style-name="P17"><text:span text:style-name="T9"/></text:p>
      <text:p text:style-name="P18"><text:span text:style-name="T9">Soln:-</text:span></text:p>
      <text:p text:style-name="P18"><text:span text:style-name="T9"><text:s/></text:span></text:p>
      <text:p text:style-name="P12"><text:span text:style-name="T9">A Datagram socket is a type of socket used in network programming to facilitate communication using the User Datagram Protocol (UDP). Datagram socket offers connectionless unreliable communication method.</text:span></text:p>
      <text:p text:style-name="P12"><text:span text:style-name="T9"/></text:p>
      <text:p text:style-name="P19"><text:span text:style-name="T9">4. Write a server/client model socket program to exchange hello message between them.</text:span></text:p>
      <text:p text:style-name="P19"><text:span text:style-name="T9"/></text:p>
      <text:p text:style-name="P19"><text:span text:style-name="T9">Soln:-</text:span></text:p>
      <text:p text:style-name="P20"><text:span text:style-name="T9">server.c</text:span></text:p>
      <text:p text:style-name="P13"><text:span text:style-name="T9">#include &lt;stdio.h&gt;</text:span></text:p>
      <text:p text:style-name="P13"><text:span text:style-name="T9">#include &lt;stdlib.h&gt;</text:span></text:p>
      <text:p text:style-name="P13"><text:span text:style-name="T9">#include &lt;string.h&gt;</text:span></text:p>
      <text:p text:style-name="P13"><text:span text:style-name="T9">#include &lt;unistd.h&gt;</text:span></text:p>
      <text:p text:style-name="P13"><text:span text:style-name="T9">#include &lt;arpa/inet.h&gt;</text:span></text:p>
      <text:p text:style-name="P13"><text:span text:style-name="T9"/></text:p>
      <text:p text:style-name="P13"><text:span text:style-name="T9">#define PORT 12345</text:span></text:p>
      <text:p text:style-name="P13"><text:span text:style-name="T9">#define BUFFER_SIZE 1024</text:span></text:p>
      <text:p text:style-name="P13"><text:span text:style-name="T9"/></text:p>
      <text:p text:style-name="P13"><text:span text:style-name="T9">int main() {</text:span></text:p>
      <text:p text:style-name="P13"><text:soft-page-break/><text:span text:style-name="T9"><text:s text:c="4"/>int server_fd, client_fd;</text:span></text:p>
      <text:p text:style-name="P13"><text:span text:style-name="T9"><text:s text:c="4"/>struct sockaddr_in server_addr, client_addr;</text:span></text:p>
      <text:p text:style-name="P13"><text:span text:style-name="T9"><text:s text:c="4"/>char buffer[BUFFER_SIZE] = {0};</text:span></text:p>
      <text:p text:style-name="P13"><text:span text:style-name="T9"/></text:p>
      <text:p text:style-name="P13"><text:span text:style-name="T9"><text:s text:c="4"/>if ((server_fd = socket(AF_INET, SOCK_STREAM, 0)) == 0) {</text:span></text:p>
      <text:p text:style-name="P13"><text:span text:style-name="T9"><text:s text:c="8"/>perror("socket failed");</text:span></text:p>
      <text:p text:style-name="P13"><text:span text:style-name="T9"><text:s text:c="8"/>exit(EXIT_FAILURE);</text:span></text:p>
      <text:p text:style-name="P13"><text:span text:style-name="T9"><text:s text:c="4"/>}</text:span></text:p>
      <text:p text:style-name="P13"><text:span text:style-name="T9"/></text:p>
      <text:p text:style-name="P13"><text:span text:style-name="T9"><text:s text:c="4"/>server_addr.sin_family = AF_INET;</text:span></text:p>
      <text:p text:style-name="P13"><text:span text:style-name="T9"><text:s text:c="4"/>server_addr.sin_addr.s_addr = INADDR_ANY;</text:span></text:p>
      <text:p text:style-name="P13"><text:span text:style-name="T9"><text:s text:c="4"/>server_addr.sin_port = htons(PORT);</text:span></text:p>
      <text:p text:style-name="P13"><text:span text:style-name="T9"/></text:p>
      <text:p text:style-name="P13"><text:span text:style-name="T9"><text:s text:c="4"/>if (bind(server_fd, (struct sockaddr *)&amp;server_addr, sizeof(server_addr)) &lt; 0) {</text:span></text:p>
      <text:p text:style-name="P13"><text:span text:style-name="T9"><text:s text:c="8"/>perror("bind failed");</text:span></text:p>
      <text:p text:style-name="P13"><text:span text:style-name="T9"><text:s text:c="8"/>exit(EXIT_FAILURE);</text:span></text:p>
      <text:p text:style-name="P13"><text:span text:style-name="T9"><text:s text:c="4"/>}</text:span></text:p>
      <text:p text:style-name="P13"><text:span text:style-name="T9"/></text:p>
      <text:p text:style-name="P13"><text:span text:style-name="T9"><text:s text:c="4"/>if (listen(server_fd, 1) &lt; 0) {</text:span></text:p>
      <text:p text:style-name="P13"><text:span text:style-name="T9"><text:s text:c="8"/>perror("listen failed");</text:span></text:p>
      <text:p text:style-name="P13"><text:span text:style-name="T9"><text:s text:c="8"/>exit(EXIT_FAILURE);</text:span></text:p>
      <text:p text:style-name="P13"><text:span text:style-name="T9"><text:s text:c="4"/>}</text:span></text:p>
      <text:p text:style-name="P13"><text:span text:style-name="T9"/></text:p>
      <text:p text:style-name="P13"><text:span text:style-name="T9"><text:s text:c="4"/>printf("Server is listening for connections...\n");</text:span></text:p>
      <text:p text:style-name="P13"><text:span text:style-name="T9"/></text:p>
      <text:p text:style-name="P13"><text:span text:style-name="T9"><text:s text:c="4"/>int client_addr_len = sizeof(client_addr);</text:span></text:p>
      <text:p text:style-name="P13"><text:span text:style-name="T9"><text:s text:c="4"/>if ((client_fd = accept(server_fd, (struct sockaddr *)&amp;client_addr, (socklen_t *)&amp;client_addr_len)) &lt; 0) {</text:span></text:p>
      <text:p text:style-name="P13"><text:span text:style-name="T9"><text:s text:c="8"/>perror("accept failed");</text:span></text:p>
      <text:p text:style-name="P13"><text:span text:style-name="T9"><text:s text:c="8"/>exit(EXIT_FAILURE);</text:span></text:p>
      <text:p text:style-name="P13"><text:span text:style-name="T9"><text:s text:c="4"/>}</text:span></text:p>
      <text:p text:style-name="P13"><text:span text:style-name="T9"/></text:p>
      <text:p text:style-name="P13"><text:span text:style-name="T9"><text:s text:c="4"/>printf("Connection established with client\n");</text:span></text:p>
      <text:p text:style-name="P13"><text:span text:style-name="T9"><text:s text:c="4"/>char *hello_message = "Hello from server!";</text:span></text:p>
      <text:p text:style-name="P13"><text:span text:style-name="T9"><text:s text:c="4"/>send(client_fd, hello_message, strlen(hello_message), 0);</text:span></text:p>
      <text:p text:style-name="P13"><text:span text:style-name="T9"/></text:p>
      <text:p text:style-name="P13"><text:span text:style-name="T9"><text:s text:c="4"/>int valread;</text:span></text:p>
      <text:p text:style-name="P13"><text:span text:style-name="T9"><text:s text:c="4"/>if ((valread = recv(client_fd, buffer, BUFFER_SIZE, 0)) == -1) {</text:span></text:p>
      <text:p text:style-name="P13"><text:span text:style-name="T9"><text:s text:c="8"/>perror("recv failed");</text:span></text:p>
      <text:p text:style-name="P13"><text:span text:style-name="T9"><text:s text:c="8"/>exit(EXIT_FAILURE);</text:span></text:p>
      <text:p text:style-name="P13"><text:span text:style-name="T9"><text:s text:c="4"/>}</text:span></text:p>
      <text:p text:style-name="P13"><text:span text:style-name="T9"/></text:p>
      <text:p text:style-name="P13"><text:span text:style-name="T9"><text:s text:c="4"/>printf("Received message from client: %s\n", buffer);</text:span></text:p>
      <text:p text:style-name="P13"><text:span text:style-name="T9"/></text:p>
      <text:p text:style-name="P13"><text:soft-page-break/><text:span text:style-name="T9"><text:s text:c="4"/>close(client_fd);</text:span></text:p>
      <text:p text:style-name="P13"><text:span text:style-name="T9"><text:s text:c="4"/>close(server_fd);</text:span></text:p>
      <text:p text:style-name="P13"><text:span text:style-name="T9"/></text:p>
      <text:p text:style-name="P13"><text:span text:style-name="T9"><text:s text:c="4"/>return 0;</text:span></text:p>
      <text:p text:style-name="P13"><text:span text:style-name="T9">}</text:span></text:p>
      <text:p text:style-name="P13"><text:span text:style-name="T9"/></text:p>
      <text:p text:style-name="P21"><text:span text:style-name="T9">Client.c</text:span></text:p>
      <text:p text:style-name="P14"><text:span text:style-name="T9">#include &lt;stdio.h&gt;</text:span></text:p>
      <text:p text:style-name="P14"><text:span text:style-name="T9">#include &lt;stdlib.h&gt;</text:span></text:p>
      <text:p text:style-name="P14"><text:span text:style-name="T9">#include &lt;string.h&gt;</text:span></text:p>
      <text:p text:style-name="P14"><text:span text:style-name="T9">#include &lt;unistd.h&gt;</text:span></text:p>
      <text:p text:style-name="P14"><text:span text:style-name="T9">#include &lt;arpa/inet.h&gt;</text:span></text:p>
      <text:p text:style-name="P14"><text:span text:style-name="T9"/></text:p>
      <text:p text:style-name="P14"><text:span text:style-name="T9">#define PORT 12345</text:span></text:p>
      <text:p text:style-name="P14"><text:span text:style-name="T9">#define BUFFER_SIZE 1024</text:span></text:p>
      <text:p text:style-name="P14"><text:span text:style-name="T9"/></text:p>
      <text:p text:style-name="P14"><text:span text:style-name="T9">int main() {</text:span></text:p>
      <text:p text:style-name="P14"><text:span text:style-name="T9"><text:s text:c="4"/>int client_fd;</text:span></text:p>
      <text:p text:style-name="P14"><text:span text:style-name="T9"><text:s text:c="4"/>struct sockaddr_in server_addr;</text:span></text:p>
      <text:p text:style-name="P14"><text:span text:style-name="T9"><text:s text:c="4"/>char buffer[BUFFER_SIZE] = {0};</text:span></text:p>
      <text:p text:style-name="P14"><text:span text:style-name="T9"/></text:p>
      <text:p text:style-name="P14"><text:span text:style-name="T9"><text:s text:c="4"/>if ((client_fd = socket(AF_INET, SOCK_STREAM, 0)) == 0) {</text:span></text:p>
      <text:p text:style-name="P14"><text:span text:style-name="T9"><text:s text:c="8"/>perror("socket failed");</text:span></text:p>
      <text:p text:style-name="P14"><text:span text:style-name="T9"><text:s text:c="8"/>exit(EXIT_FAILURE);</text:span></text:p>
      <text:p text:style-name="P14"><text:span text:style-name="T9"><text:s text:c="4"/>}</text:span></text:p>
      <text:p text:style-name="P14"><text:span text:style-name="T9"/></text:p>
      <text:p text:style-name="P14"><text:span text:style-name="T9"><text:s text:c="4"/>server_addr.sin_family = AF_INET;</text:span></text:p>
      <text:p text:style-name="P14"><text:span text:style-name="T9"><text:s text:c="4"/>server_addr.sin_port = htons(PORT);</text:span></text:p>
      <text:p text:style-name="P14"><text:span text:style-name="T9"/></text:p>
      <text:p text:style-name="P14"><text:span text:style-name="T9"><text:s text:c="4"/>if (inet_pton(AF_INET, "127.0.0.1", &amp;server_addr.sin_addr) &lt;= 0) {</text:span></text:p>
      <text:p text:style-name="P14"><text:span text:style-name="T9"><text:s text:c="8"/>perror("Invalid address/ Address not supported");</text:span></text:p>
      <text:p text:style-name="P14"><text:span text:style-name="T9"><text:s text:c="8"/>exit(EXIT_FAILURE);</text:span></text:p>
      <text:p text:style-name="P14"><text:span text:style-name="T9"><text:s text:c="4"/>}</text:span></text:p>
      <text:p text:style-name="P14"><text:span text:style-name="T9"><text:s text:c="4"/>if (connect(client_fd, (struct sockaddr *)&amp;server_addr, sizeof(server_addr)) &lt; 0) {</text:span></text:p>
      <text:p text:style-name="P14"><text:span text:style-name="T9"><text:s text:c="8"/>perror("connect failed");</text:span></text:p>
      <text:p text:style-name="P14"><text:span text:style-name="T9"><text:s text:c="8"/>exit(EXIT_FAILURE);</text:span></text:p>
      <text:p text:style-name="P14"><text:span text:style-name="T9"><text:s text:c="4"/>}</text:span></text:p>
      <text:p text:style-name="P14"><text:span text:style-name="T9"/></text:p>
      <text:p text:style-name="P14"><text:span text:style-name="T9"><text:s text:c="4"/>int valread;</text:span></text:p>
      <text:p text:style-name="P14"><text:span text:style-name="T9"><text:s text:c="4"/>if ((valread = recv(client_fd, buffer, BUFFER_SIZE, 0)) == -1) {</text:span></text:p>
      <text:p text:style-name="P14"><text:span text:style-name="T9"><text:s text:c="8"/>perror("recv failed");</text:span></text:p>
      <text:p text:style-name="P14"><text:span text:style-name="T9"><text:s text:c="8"/>exit(EXIT_FAILURE);</text:span></text:p>
      <text:p text:style-name="P14"><text:span text:style-name="T9"><text:s text:c="4"/>}</text:span></text:p>
      <text:p text:style-name="P14"><text:span text:style-name="T9"><text:s text:c="4"/>printf("Received message from server: %s\n", buffer);</text:span></text:p>
      <text:p text:style-name="P14"><text:soft-page-break/><text:span text:style-name="T9"/></text:p>
      <text:p text:style-name="P14"><text:span text:style-name="T9"><text:s text:c="4"/>char *hello_message = "Hello from client!";</text:span></text:p>
      <text:p text:style-name="P14"><text:span text:style-name="T9"><text:s text:c="4"/>send(client_fd, hello_message, strlen(hello_message), 0);</text:span></text:p>
      <text:p text:style-name="P14"><text:span text:style-name="T9"><text:s text:c="4"/>close(client_fd);</text:span></text:p>
      <text:p text:style-name="P14"><text:span text:style-name="T9"/></text:p>
      <text:p text:style-name="P14"><text:span text:style-name="T9"><text:s text:c="4"/>return 0;</text:span></text:p>
      <text:p text:style-name="P14"><text:span text:style-name="T9">}</text:span></text:p>
      <text:p text:style-name="P14"><text:span text:style-name="T9"/></text:p>
      <text:p text:style-name="P22"><text:span text:style-name="T9">5. <text:s/>Write a TCP server-client program to check if the string is Palindrome.</text:span></text:p>
      <text:p text:style-name="P22"><text:span text:style-name="T9"/></text:p>
      <text:p text:style-name="P22"><text:span text:style-name="T9">Soln:</text:span></text:p>
      <text:p text:style-name="P22"><text:span text:style-name="T9"/></text:p>
      <text:p text:style-name="P23"><text:span text:style-name="T9">server.c</text:span></text:p>
      <text:p text:style-name="P23"><text:span text:style-name="T9"/></text:p>
      <text:p text:style-name="P15"><text:span text:style-name="T9">#include &lt;stdio.h&gt;</text:span></text:p>
      <text:p text:style-name="P15"><text:span text:style-name="T9">#include &lt;stdlib.h&gt;</text:span></text:p>
      <text:p text:style-name="P15"><text:span text:style-name="T9">#include &lt;string.h&gt;</text:span></text:p>
      <text:p text:style-name="P15"><text:span text:style-name="T9">#include &lt;unistd.h&gt;</text:span></text:p>
      <text:p text:style-name="P15"><text:span text:style-name="T9">#include &lt;arpa/inet.h&gt;</text:span></text:p>
      <text:p text:style-name="P15"><text:span text:style-name="T9"/></text:p>
      <text:p text:style-name="P15"><text:span text:style-name="T9">#define PORT 12345</text:span></text:p>
      <text:p text:style-name="P15"><text:span text:style-name="T9">#define BUFFER_SIZE 1024</text:span></text:p>
      <text:p text:style-name="P15"><text:span text:style-name="T9"/></text:p>
      <text:p text:style-name="P15"><text:span text:style-name="T9">int isPalindrome(char *str) {</text:span></text:p>
      <text:p text:style-name="P15"><text:span text:style-name="T9"><text:s text:c="4"/>int length = strlen(str);</text:span></text:p>
      <text:p text:style-name="P15"><text:span text:style-name="T9"><text:s text:c="4"/>for (int i = 0; i &lt; length / 2; i++) {</text:span></text:p>
      <text:p text:style-name="P15"><text:span text:style-name="T9"><text:s text:c="8"/>if (str[i] != str[length - i - 1]) {</text:span></text:p>
      <text:p text:style-name="P15"><text:span text:style-name="T9"><text:s text:c="12"/>return 0; // Not a palindrome</text:span></text:p>
      <text:p text:style-name="P15"><text:span text:style-name="T9"><text:s text:c="8"/>}</text:span></text:p>
      <text:p text:style-name="P15"><text:span text:style-name="T9"><text:s text:c="4"/>}</text:span></text:p>
      <text:p text:style-name="P15"><text:span text:style-name="T9"><text:s text:c="4"/>return 1; // Palindrome</text:span></text:p>
      <text:p text:style-name="P15"><text:span text:style-name="T9">}</text:span></text:p>
      <text:p text:style-name="P15"><text:span text:style-name="T9"/></text:p>
      <text:p text:style-name="P15"><text:span text:style-name="T9">int main() {</text:span></text:p>
      <text:p text:style-name="P15"><text:span text:style-name="T9"><text:s text:c="4"/>int server_fd, client_fd;</text:span></text:p>
      <text:p text:style-name="P15"><text:span text:style-name="T9"><text:s text:c="4"/>struct sockaddr_in server_addr, client_addr;</text:span></text:p>
      <text:p text:style-name="P15"><text:span text:style-name="T9"><text:s text:c="4"/>char buffer[BUFFER_SIZE] = {0};</text:span></text:p>
      <text:p text:style-name="P15"><text:span text:style-name="T9"><text:s text:c="4"/>if ((server_fd = socket(AF_INET, SOCK_STREAM, 0)) == 0) {</text:span></text:p>
      <text:p text:style-name="P15"><text:span text:style-name="T9"><text:s text:c="8"/>perror("socket failed");</text:span></text:p>
      <text:p text:style-name="P15"><text:span text:style-name="T9"><text:s text:c="8"/>exit(EXIT_FAILURE);</text:span></text:p>
      <text:p text:style-name="P15"><text:span text:style-name="T9"><text:s text:c="4"/>}</text:span></text:p>
      <text:p text:style-name="P15"><text:span text:style-name="T9"><text:s text:c="4"/>server_addr.sin_family = AF_INET;</text:span></text:p>
      <text:p text:style-name="P15"><text:span text:style-name="T9"><text:s text:c="4"/>server_addr.sin_addr.s_addr = INADDR_ANY;</text:span></text:p>
      <text:p text:style-name="P15"><text:span text:style-name="T9"><text:s text:c="4"/>server_addr.sin_port = htons(PORT);</text:span></text:p>
      <text:p text:style-name="P15"><text:soft-page-break/><text:span text:style-name="T9"/></text:p>
      <text:p text:style-name="P15"><text:span text:style-name="T9"><text:s text:c="4"/>if (bind(server_fd, (struct sockaddr *)&amp;server_addr, sizeof(server_addr)) &lt; 0) {</text:span></text:p>
      <text:p text:style-name="P15"><text:span text:style-name="T9"><text:s text:c="8"/>perror("bind failed");</text:span></text:p>
      <text:p text:style-name="P15"><text:span text:style-name="T9"><text:s text:c="8"/>exit(EXIT_FAILURE);</text:span></text:p>
      <text:p text:style-name="P15"><text:span text:style-name="T9"><text:s text:c="4"/>}</text:span></text:p>
      <text:p text:style-name="P15"><text:span text:style-name="T9"><text:s text:c="4"/>if (listen(server_fd, 1) &lt; 0) {</text:span></text:p>
      <text:p text:style-name="P15"><text:span text:style-name="T9"><text:s text:c="8"/>perror("listen failed");</text:span></text:p>
      <text:p text:style-name="P15"><text:span text:style-name="T9"><text:s text:c="8"/>exit(EXIT_FAILURE);</text:span></text:p>
      <text:p text:style-name="P15"><text:span text:style-name="T9"><text:s text:c="4"/>}</text:span></text:p>
      <text:p text:style-name="P15"><text:span text:style-name="T9"/></text:p>
      <text:p text:style-name="P15"><text:span text:style-name="T9"><text:s text:c="4"/>printf("Server is listening for connections...\n");</text:span></text:p>
      <text:p text:style-name="P15"><text:span text:style-name="T9"/></text:p>
      <text:p text:style-name="P15"><text:span text:style-name="T9"><text:s text:c="4"/>int client_addr_len = sizeof(client_addr);</text:span></text:p>
      <text:p text:style-name="P15"><text:span text:style-name="T9"><text:s text:c="4"/>if ((client_fd = accept(server_fd, (struct sockaddr *)&amp;client_addr, (socklen_t *)&amp;client_addr_len)) &lt; 0) {</text:span></text:p>
      <text:p text:style-name="P15"><text:span text:style-name="T9"><text:s text:c="8"/>perror("accept failed");</text:span></text:p>
      <text:p text:style-name="P15"><text:span text:style-name="T9"><text:s text:c="8"/>exit(EXIT_FAILURE);</text:span></text:p>
      <text:p text:style-name="P15"><text:span text:style-name="T9"><text:s text:c="4"/>}</text:span></text:p>
      <text:p text:style-name="P15"><text:span text:style-name="T9"/></text:p>
      <text:p text:style-name="P15"><text:span text:style-name="T9"><text:s text:c="4"/>printf("Connection established with client\n");</text:span></text:p>
      <text:p text:style-name="P15"><text:span text:style-name="T9"/></text:p>
      <text:p text:style-name="P15"><text:span text:style-name="T9"><text:s text:c="4"/>int valread;</text:span></text:p>
      <text:p text:style-name="P15"><text:span text:style-name="T9"><text:s text:c="4"/>if ((valread = recv(client_fd, buffer, BUFFER_SIZE, 0)) == -1) {</text:span></text:p>
      <text:p text:style-name="P15"><text:span text:style-name="T9"><text:s text:c="8"/>perror("recv failed");</text:span></text:p>
      <text:p text:style-name="P15"><text:span text:style-name="T9"><text:s text:c="8"/>exit(EXIT_FAILURE);</text:span></text:p>
      <text:p text:style-name="P15"><text:span text:style-name="T9"><text:s text:c="4"/>}</text:span></text:p>
      <text:p text:style-name="P15"><text:span text:style-name="T9"><text:s text:c="4"/>printf("Received string from client: %s\n", buffer);</text:span></text:p>
      <text:p text:style-name="P15"><text:span text:style-name="T9"/></text:p>
      <text:p text:style-name="P15"><text:span text:style-name="T9"><text:s text:c="4"/>if (isPalindrome(buffer)) {</text:span></text:p>
      <text:p text:style-name="P15"><text:span text:style-name="T9"><text:s text:c="8"/>char *palindrome_message = "Palindrome";</text:span></text:p>
      <text:p text:style-name="P15"><text:span text:style-name="T9"><text:s text:c="8"/>send(client_fd, palindrome_message, strlen(palindrome_message), 0);</text:span></text:p>
      <text:p text:style-name="P15"><text:span text:style-name="T9"><text:s text:c="4"/>} else {</text:span></text:p>
      <text:p text:style-name="P15"><text:span text:style-name="T9"><text:s text:c="8"/>char *not_palindrome_message = "Not a Palindrome";</text:span></text:p>
      <text:p text:style-name="P15"><text:span text:style-name="T9"><text:s text:c="8"/>send(client_fd, not_palindrome_message, strlen(not_palindrome_message), 0);</text:span></text:p>
      <text:p text:style-name="P15"><text:span text:style-name="T9"><text:s text:c="4"/>}</text:span></text:p>
      <text:p text:style-name="P15"><text:span text:style-name="T9"/></text:p>
      <text:p text:style-name="P15"><text:span text:style-name="T9"><text:s text:c="4"/>close(client_fd);</text:span></text:p>
      <text:p text:style-name="P15"><text:span text:style-name="T9"><text:s text:c="4"/>close(server_fd);</text:span></text:p>
      <text:p text:style-name="P15"><text:span text:style-name="T9"/></text:p>
      <text:p text:style-name="P15"><text:span text:style-name="T9"><text:s text:c="4"/>return 0;</text:span></text:p>
      <text:p text:style-name="P15"><text:span text:style-name="T9">}</text:span></text:p>
      <text:p text:style-name="P15"><text:span text:style-name="T9"/></text:p>
      <text:p text:style-name="P24"><text:span text:style-name="T9">Client.c</text:span></text:p>
      <text:p text:style-name="P16"><text:span text:style-name="T9"/></text:p>
      <text:p text:style-name="P25"><text:soft-page-break/><text:span text:style-name="T8"/></text:p>
      <text:p text:style-name="P26">#include &lt;stdio.h&gt;</text:p>
      <text:p text:style-name="P26">#include &lt;stdlib.h&gt;</text:p>
      <text:p text:style-name="P26">#include &lt;string.h&gt;</text:p>
      <text:p text:style-name="P26">#include &lt;unistd.h&gt;</text:p>
      <text:p text:style-name="P26">#include &lt;arpa/inet.h&gt;</text:p>
      <text:p text:style-name="P26"/>
      <text:p text:style-name="P26">#define PORT 12345</text:p>
      <text:p text:style-name="P26">#define BUFFER_SIZE 1024</text:p>
      <text:p text:style-name="P26"/>
      <text:p text:style-name="P26">int main() {</text:p>
      <text:p text:style-name="P26"><text:s text:c="4"/>int client_fd;</text:p>
      <text:p text:style-name="P26"><text:s text:c="4"/>struct sockaddr_in server_addr;</text:p>
      <text:p text:style-name="P26"><text:s text:c="4"/>char buffer[BUFFER_SIZE] = {0};</text:p>
      <text:p text:style-name="P26"/>
      <text:p text:style-name="P26"><text:s text:c="4"/>if ((client_fd = socket(AF_INET, SOCK_STREAM, 0)) == 0) {</text:p>
      <text:p text:style-name="P26"><text:s text:c="8"/>perror("socket failed");</text:p>
      <text:p text:style-name="P26"><text:s text:c="8"/>exit(EXIT_FAILURE);</text:p>
      <text:p text:style-name="P26"><text:s text:c="4"/>}</text:p>
      <text:p text:style-name="P26"><text:s text:c="4"/>server_addr.sin_family = AF_INET;</text:p>
      <text:p text:style-name="P26"><text:s text:c="4"/>server_addr.sin_port = htons(PORT);</text:p>
      <text:p text:style-name="P26"><text:s text:c="4"/>if (inet_pton(AF_INET, "127.0.0.1", &amp;server_addr.sin_addr) &lt;= 0) {</text:p>
      <text:p text:style-name="P26"><text:s text:c="8"/>perror("Invalid address/ Address not supported");</text:p>
      <text:p text:style-name="P26"><text:s text:c="8"/>exit(EXIT_FAILURE);</text:p>
      <text:p text:style-name="P26"><text:s text:c="4"/>}</text:p>
      <text:p text:style-name="P26"><text:s text:c="4"/>if (connect(client_fd, (struct sockaddr *)&amp;server_addr, sizeof(server_addr)) &lt; 0) {</text:p>
      <text:p text:style-name="P26"><text:s text:c="8"/>perror("connect failed");</text:p>
      <text:p text:style-name="P26"><text:s text:c="8"/>exit(EXIT_FAILURE);</text:p>
      <text:p text:style-name="P26"><text:s text:c="4"/>}</text:p>
      <text:p text:style-name="P26"><text:s text:c="4"/>printf("Enter a string: ");</text:p>
      <text:p text:style-name="P26"><text:s text:c="4"/>fgets(buffer, BUFFER_SIZE, stdin);</text:p>
      <text:p text:style-name="P26"><text:s text:c="4"/>buffer[strcspn(buffer, "\n")] = '\0'; // Remove newline character</text:p>
      <text:p text:style-name="P26"><text:s text:c="4"/>send(client_fd, buffer, strlen(buffer), 0);</text:p>
      <text:p text:style-name="P26"><text:s text:c="4"/>int valread;</text:p>
      <text:p text:style-name="P26"><text:s text:c="4"/>if ((valread = recv(client_fd, buffer, BUFFER_SIZE, 0)) == -1) {</text:p>
      <text:p text:style-name="P26"><text:s text:c="8"/>perror("recv failed");</text:p>
      <text:p text:style-name="P26"><text:s text:c="8"/>exit(EXIT_FAILURE);</text:p>
      <text:p text:style-name="P26"><text:s text:c="4"/>}</text:p>
      <text:p text:style-name="P26"><text:s text:c="4"/>printf("Server response: %s\n", buffer);</text:p>
      <text:p text:style-name="P26"><text:soft-page-break/><text:s text:c="4"/>close(client_fd);</text:p>
      <text:p text:style-name="P26"><text:s text:c="4"/>return 0;</text:p>
      <text:p text:style-name="P26">}</text:p>
      <text:p text:style-name="P26"/>
      <text:p text:style-name="P26"/>
      <text:p text:style-name="P26"/>
      <text:p text:style-name="P26"/>
      <text:p text:style-name="P28">6. Write an example to demonstrate UDP program?</text:p>
      <text:p text:style-name="P29">Soln:</text:p>
      <text:p text:style-name="P29">server.c</text:p>
      <text:p text:style-name="P29"/>
      <text:p text:style-name="P27">#include &lt;stdio.h&gt;</text:p>
      <text:p text:style-name="P27">#include &lt;stdlib.h&gt;</text:p>
      <text:p text:style-name="P27">#include &lt;string.h&gt;</text:p>
      <text:p text:style-name="P27">#include &lt;unistd.h&gt;</text:p>
      <text:p text:style-name="P27">#include &lt;arpa/inet.h&gt;</text:p>
      <text:p text:style-name="P27"/>
      <text:p text:style-name="P27">#define PORT 12345</text:p>
      <text:p text:style-name="P27">#define BUFFER_SIZE 1024</text:p>
      <text:p text:style-name="P27"/>
      <text:p text:style-name="P27">int main() {</text:p>
      <text:p text:style-name="P27"><text:s text:c="4"/>int server_fd;</text:p>
      <text:p text:style-name="P27"><text:s text:c="4"/>struct sockaddr_in server_addr, client_addr;</text:p>
      <text:p text:style-name="P27"><text:s text:c="4"/>char buffer[BUFFER_SIZE] = {0};</text:p>
      <text:p text:style-name="P27"/>
      <text:p text:style-name="P27"><text:s text:c="4"/>if ((server_fd = socket(AF_INET, SOCK_DGRAM, 0)) == 0) {</text:p>
      <text:p text:style-name="P27"><text:s text:c="8"/>perror("socket failed");</text:p>
      <text:p text:style-name="P27"><text:s text:c="8"/>exit(EXIT_FAILURE);</text:p>
      <text:p text:style-name="P27"><text:s text:c="4"/>}</text:p>
      <text:p text:style-name="P27"/>
      <text:p text:style-name="P27"><text:s text:c="4"/>server_addr.sin_family = AF_INET;</text:p>
      <text:p text:style-name="P27"><text:s text:c="4"/>server_addr.sin_addr.s_addr = INADDR_ANY;</text:p>
      <text:p text:style-name="P27"><text:s text:c="4"/>server_addr.sin_port = htons(PORT);</text:p>
      <text:p text:style-name="P27"/>
      <text:p text:style-name="P27"><text:s text:c="4"/>if (bind(server_fd, (struct sockaddr *)&amp;server_addr, sizeof(server_addr)) &lt; 0) {</text:p>
      <text:p text:style-name="P27"><text:s text:c="8"/>perror("bind failed");</text:p>
      <text:p text:style-name="P27"><text:s text:c="8"/>exit(EXIT_FAILURE);</text:p>
      <text:p text:style-name="P27"><text:s text:c="4"/>}</text:p>
      <text:p text:style-name="P27"/>
      <text:p text:style-name="P27"><text:soft-page-break/><text:s text:c="4"/>printf("Server is listening for messages...\n");</text:p>
      <text:p text:style-name="P27"/>
      <text:p text:style-name="P27"><text:s text:c="4"/>int client_addr_len = sizeof(client_addr);</text:p>
      <text:p text:style-name="P27"><text:s text:c="4"/>int message_length;</text:p>
      <text:p text:style-name="P27"><text:s text:c="4"/>if ((message_length = recvfrom(server_fd, buffer, BUFFER_SIZE, 0, (struct sockaddr *)&amp;client_addr, (socklen_t *)&amp;client_addr_len)) == -1) {</text:p>
      <text:p text:style-name="P27"><text:s text:c="8"/>perror("recvfrom failed");</text:p>
      <text:p text:style-name="P27"><text:s text:c="8"/>exit(EXIT_FAILURE);</text:p>
      <text:p text:style-name="P27"><text:s text:c="4"/>}</text:p>
      <text:p text:style-name="P27"/>
      <text:p text:style-name="P27"><text:s text:c="4"/>printf("Received message from client: %s\n", buffer);</text:p>
      <text:p text:style-name="P27"/>
      <text:p text:style-name="P27"><text:s text:c="4"/>if (sendto(server_fd, buffer, message_length, 0, (struct sockaddr *)&amp;client_addr, client_addr_len) == -1) {</text:p>
      <text:p text:style-name="P27"><text:s text:c="8"/>perror("sendto failed");</text:p>
      <text:p text:style-name="P27"><text:s text:c="8"/>exit(EXIT_FAILURE);</text:p>
      <text:p text:style-name="P27"><text:s text:c="4"/>}</text:p>
      <text:p text:style-name="P27"/>
      <text:p text:style-name="P27"><text:s text:c="4"/>printf("Response sent to client\n");</text:p>
      <text:p text:style-name="P27"/>
      <text:p text:style-name="P27"><text:s text:c="4"/>close(server_fd);</text:p>
      <text:p text:style-name="P27"/>
      <text:p text:style-name="P27"><text:s text:c="4"/>return 0;</text:p>
      <text:p text:style-name="P27">}</text:p>
      <text:p text:style-name="P29"/>
      <text:p text:style-name="P7">Client.c</text:p>
      <text:p text:style-name="P8">#include &lt;stdio.h&gt;</text:p>
      <text:p text:style-name="P8">#include &lt;stdlib.h&gt;</text:p>
      <text:p text:style-name="P8">#include &lt;string.h&gt;</text:p>
      <text:p text:style-name="P8">#include &lt;unistd.h&gt;</text:p>
      <text:p text:style-name="P8">#include &lt;arpa/inet.h&gt;</text:p>
      <text:p text:style-name="P8"/>
      <text:p text:style-name="P8">#define PORT 12345</text:p>
      <text:p text:style-name="P8">#define BUFFER_SIZE 1024</text:p>
      <text:p text:style-name="P8"/>
      <text:p text:style-name="P8">int main() {</text:p>
      <text:p text:style-name="P8"><text:s text:c="4"/>int client_fd;</text:p>
      <text:p text:style-name="P8"><text:s text:c="4"/>struct sockaddr_in server_addr;</text:p>
      <text:p text:style-name="P8"><text:s text:c="4"/>char buffer[BUFFER_SIZE] = {0};</text:p>
      <text:p text:style-name="P8"/>
      <text:p text:style-name="P8"><text:s text:c="4"/>if ((client_fd = socket(AF_INET, SOCK_DGRAM, 0)) == 0) {</text:p>
      <text:p text:style-name="P8"><text:s text:c="8"/>perror("socket failed");</text:p>
      <text:p text:style-name="P8"><text:s text:c="8"/>exit(EXIT_FAILURE);</text:p>
      <text:p text:style-name="P8"><text:s text:c="4"/>}</text:p>
      <text:p text:style-name="P8"><text:soft-page-break/></text:p>
      <text:p text:style-name="P8"><text:s text:c="4"/>server_addr.sin_family = AF_INET;</text:p>
      <text:p text:style-name="P8"><text:s text:c="4"/>server_addr.sin_port = htons(PORT);</text:p>
      <text:p text:style-name="P8"/>
      <text:p text:style-name="P8"><text:s text:c="4"/>if (inet_pton(AF_INET, "127.0.0.1", &amp;server_addr.sin_addr) &lt;= 0) {</text:p>
      <text:p text:style-name="P8"><text:s text:c="8"/>perror("Invalid address/ Address not supported");</text:p>
      <text:p text:style-name="P8"><text:s text:c="8"/>exit(EXIT_FAILURE);</text:p>
      <text:p text:style-name="P8"><text:s text:c="4"/>}</text:p>
      <text:p text:style-name="P8"/>
      <text:p text:style-name="P8"><text:s text:c="4"/>printf("Enter a message: ");</text:p>
      <text:p text:style-name="P8"><text:s text:c="4"/>fgets(buffer, BUFFER_SIZE, stdin);</text:p>
      <text:p text:style-name="P8"><text:s text:c="4"/>buffer[strcspn(buffer, "\n")] = '\0'; // Remove newline character</text:p>
      <text:p text:style-name="P8"/>
      <text:p text:style-name="P8"><text:s text:c="4"/>if (sendto(client_fd, buffer, strlen(buffer), 0, (struct sockaddr *)&amp;server_addr, sizeof(server_addr)) == -1) {</text:p>
      <text:p text:style-name="P8"><text:s text:c="8"/>perror("sendto failed");</text:p>
      <text:p text:style-name="P8"><text:s text:c="8"/>exit(EXIT_FAILURE);</text:p>
      <text:p text:style-name="P8"><text:s text:c="4"/>}</text:p>
      <text:p text:style-name="P8"/>
      <text:p text:style-name="P8"><text:s text:c="4"/>printf("Message sent to server\n");</text:p>
      <text:p text:style-name="P8"/>
      <text:p text:style-name="P8"><text:s text:c="4"/>int message_length;</text:p>
      <text:p text:style-name="P8"><text:s text:c="4"/>if ((message_length = recvfrom(client_fd, buffer, BUFFER_SIZE, 0, NULL, NULL)) == -1) {</text:p>
      <text:p text:style-name="P8"><text:s text:c="8"/>perror("recvfrom failed");</text:p>
      <text:p text:style-name="P8"><text:s text:c="8"/>exit(EXIT_FAILURE);</text:p>
      <text:p text:style-name="P8"><text:s text:c="4"/>}</text:p>
      <text:p text:style-name="P8"/>
      <text:p text:style-name="P8"><text:s text:c="4"/>printf("Response from server: %s\n", buffer);</text:p>
      <text:p text:style-name="P8"/>
      <text:p text:style-name="P8"><text:s text:c="4"/>close(client_fd);</text:p>
      <text:p text:style-name="P8"/>
      <text:p text:style-name="P8"><text:s text:c="4"/>return 0;</text:p>
      <text:p text:style-name="P8">}</text:p>
      <text:p text:style-name="P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font-name="DejaVu Math TeX Gyre" fo:font-weight="bold" officeooo:rsid="002c6cda" officeooo:paragraph-rsid="002c6cd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.002cm 0.004cm 0.002cm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2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Ponkumaran T, Mepco Schlenk Engineering College, Sivakas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8:42:15.164061999</meta:creation-date>
    <dc:date>2024-03-18T19:13:04.324539587</dc:date>
    <meta:editing-duration>PT30M40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9" meta:paragraph-count="283" meta:word-count="980" meta:character-count="9254" meta:non-whitespace-character-count="7455"/>
  </office:meta>
</office:document-meta>
</file>